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7c37" officeooo:paragraph-rsid="00157c37"/>
    </style:style>
    <style:style style:name="P2" style:family="paragraph" style:parent-style-name="Standard">
      <style:text-properties fo:font-weight="bold" officeooo:rsid="00157c37" officeooo:paragraph-rsid="00157c37" style:font-weight-asian="bold" style:font-weight-complex="bold"/>
    </style:style>
    <style:style style:name="P3" style:family="paragraph" style:parent-style-name="Standard">
      <style:text-properties fo:color="#ff3333" fo:font-size="18pt" fo:font-weight="bold" officeooo:rsid="00157c37" officeooo:paragraph-rsid="00157c37" style:font-size-asian="18pt" style:font-weight-asian="bold" style:font-size-complex="18pt" style:font-weight-complex="bold"/>
    </style:style>
    <style:style style:name="P4" style:family="paragraph" style:parent-style-name="Standard">
      <style:text-properties fo:color="#ff3333" fo:font-size="18pt" fo:font-weight="bold" officeooo:rsid="00157c37" officeooo:paragraph-rsid="0021d3c8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ff3333" fo:font-size="18pt" fo:font-weight="bold" officeooo:rsid="00157c37" officeooo:paragraph-rsid="0024f95d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ff3333" fo:font-size="18pt" fo:font-weight="bold" officeooo:rsid="00157c37" officeooo:paragraph-rsid="0025ab2e" style:font-size-asian="18pt" style:font-weight-asian="bold" style:font-size-complex="18pt" style:font-weight-complex="bold"/>
    </style:style>
    <style:style style:name="P7" style:family="paragraph" style:parent-style-name="Standard">
      <style:text-properties fo:color="#ff3333" fo:font-size="18pt" fo:font-weight="bold" officeooo:rsid="00157c37" officeooo:paragraph-rsid="00287458" style:font-size-asian="18pt" style:font-weight-asian="bold" style:font-size-complex="18pt" style:font-weight-complex="bold"/>
    </style:style>
    <style:style style:name="P8" style:family="paragraph" style:parent-style-name="Standard">
      <style:text-properties fo:color="#ff3333" fo:font-size="18pt" fo:font-weight="bold" officeooo:rsid="001b8916" officeooo:paragraph-rsid="0021d3c8" style:font-size-asian="18pt" style:font-weight-asian="bold" style:font-size-complex="18pt" style:font-weight-complex="bold"/>
    </style:style>
    <style:style style:name="P9" style:family="paragraph" style:parent-style-name="Standard">
      <style:text-properties fo:color="#ff3333" fo:font-size="18pt" fo:font-weight="bold" officeooo:rsid="00203c29" officeooo:paragraph-rsid="00203c29" style:font-size-asian="18pt" style:font-weight-asian="bold" style:font-size-complex="18pt" style:font-weight-complex="bold"/>
    </style:style>
    <style:style style:name="P10" style:family="paragraph" style:parent-style-name="Standard">
      <style:text-properties fo:color="#ff3333" fo:font-size="18pt" fo:font-weight="bold" officeooo:rsid="0040f018" officeooo:paragraph-rsid="0040f018" style:font-size-asian="18pt" style:font-weight-asian="bold" style:font-size-complex="18pt" style:font-weight-complex="bold"/>
    </style:style>
    <style:style style:name="P11" style:family="paragraph" style:parent-style-name="Standard">
      <style:text-properties fo:color="#ff3333" fo:font-size="12pt" fo:font-weight="bold" officeooo:rsid="001b8916" officeooo:paragraph-rsid="0021d3c8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ff3333" fo:font-size="12pt" fo:font-weight="bold" officeooo:rsid="001b8916" officeooo:paragraph-rsid="0036b866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000000" fo:font-size="12pt" fo:font-weight="bold" officeooo:rsid="001b8916" officeooo:paragraph-rsid="001b8916" style:font-size-asian="10.5pt" style:font-weight-asian="bold" style:font-size-complex="12pt" style:font-weight-complex="bold"/>
    </style:style>
    <style:style style:name="P14" style:family="paragraph" style:parent-style-name="Standard">
      <style:text-properties fo:color="#000000" fo:font-size="12pt" fo:font-weight="bold" officeooo:rsid="0021d3c8" officeooo:paragraph-rsid="0021d3c8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000000" fo:font-size="12pt" fo:font-weight="bold" officeooo:rsid="0024f95d" officeooo:paragraph-rsid="0024f95d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000000" fo:font-size="12pt" fo:font-weight="bold" officeooo:rsid="0024f95d" officeooo:paragraph-rsid="003c8543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0000" fo:font-size="12pt" fo:font-weight="bold" officeooo:rsid="0030350b" officeooo:paragraph-rsid="0025ab2e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000000" fo:font-size="12pt" fo:font-weight="bold" officeooo:rsid="001cb65b" officeooo:paragraph-rsid="0021d3c8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000000" fo:font-size="12pt" fo:font-weight="bold" officeooo:rsid="00203c29" officeooo:paragraph-rsid="00203c29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8pt" officeooo:rsid="003900c9" officeooo:paragraph-rsid="003900c9" style:font-size-asian="18pt" style:font-size-complex="18pt"/>
    </style:style>
    <style:style style:name="P21" style:family="paragraph" style:parent-style-name="Standard">
      <style:text-properties fo:font-size="12pt" officeooo:rsid="003900c9" officeooo:paragraph-rsid="003900c9" style:font-size-asian="10.5pt" style:font-size-complex="12pt"/>
    </style:style>
    <style:style style:name="P22" style:family="paragraph" style:parent-style-name="Standard">
      <style:text-properties fo:font-size="12pt" officeooo:rsid="003af653" officeooo:paragraph-rsid="003af653" style:font-size-asian="10.5pt" style:font-size-complex="12pt"/>
    </style:style>
    <style:style style:name="P23" style:family="paragraph" style:parent-style-name="Standard">
      <style:text-properties fo:font-size="12pt" officeooo:rsid="0040ffb6" officeooo:paragraph-rsid="0040ffb6" style:font-size-asian="10.5pt" style:font-size-complex="12pt"/>
    </style:style>
    <style:style style:name="P24" style:family="paragraph" style:parent-style-name="Standard">
      <style:text-properties fo:font-size="12pt" officeooo:rsid="0042b8e9" officeooo:paragraph-rsid="0042b8e9" style:font-size-asian="10.5pt" style:font-size-complex="12pt"/>
    </style:style>
    <style:style style:name="P25" style:family="paragraph" style:parent-style-name="Standard">
      <style:text-properties fo:font-size="12pt" officeooo:rsid="0043e318" officeooo:paragraph-rsid="0043e318" style:font-size-asian="10.5pt" style:font-size-complex="12pt"/>
    </style:style>
    <style:style style:name="P26" style:family="paragraph" style:parent-style-name="Standard">
      <style:text-properties fo:font-size="12pt" officeooo:rsid="0047f0d2" officeooo:paragraph-rsid="0047f0d2" style:font-size-asian="10.5pt" style:font-size-complex="12pt"/>
    </style:style>
    <style:style style:name="P27" style:family="paragraph" style:parent-style-name="Standard">
      <style:text-properties officeooo:rsid="0042d043" officeooo:paragraph-rsid="0042d043"/>
    </style:style>
    <style:style style:name="P28" style:family="paragraph" style:parent-style-name="Preformatted_20_Text">
      <style:text-properties fo:font-size="12pt" officeooo:rsid="0040ffb6" officeooo:paragraph-rsid="0040ffb6" style:font-size-asian="10.5pt" style:font-size-complex="12pt"/>
    </style:style>
    <style:style style:name="P29" style:family="paragraph" style:parent-style-name="Standard">
      <style:text-properties officeooo:rsid="00157c37" officeooo:paragraph-rsid="00157c37"/>
    </style:style>
    <style:style style:name="P30" style:family="paragraph" style:parent-style-name="Standard">
      <style:text-properties officeooo:rsid="00482f91" officeooo:paragraph-rsid="00482f91"/>
    </style:style>
    <style:style style:name="P31" style:family="paragraph" style:parent-style-name="Standard">
      <style:text-properties officeooo:rsid="00489375" officeooo:paragraph-rsid="0048937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2270"/>
    </style:style>
    <style:style style:name="T3" style:family="text">
      <style:text-properties fo:color="#000000" officeooo:rsid="001cb65b"/>
    </style:style>
    <style:style style:name="T4" style:family="text">
      <style:text-properties fo:color="#000000" officeooo:rsid="001d852a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officeooo:rsid="001e557f" style:font-size-asian="12pt" style:font-size-complex="12pt"/>
    </style:style>
    <style:style style:name="T7" style:family="text">
      <style:text-properties fo:color="#000000" fo:font-size="12pt" officeooo:rsid="0021d3c8" style:font-size-asian="12pt" style:font-size-complex="12pt"/>
    </style:style>
    <style:style style:name="T8" style:family="text">
      <style:text-properties fo:color="#000000" fo:font-size="12pt" officeooo:rsid="002317cd" style:font-size-asian="12pt" style:font-size-complex="12pt"/>
    </style:style>
    <style:style style:name="T9" style:family="text">
      <style:text-properties fo:color="#000000" fo:font-size="12pt" officeooo:rsid="0024f95d" style:font-size-asian="12pt" style:font-size-complex="12pt"/>
    </style:style>
    <style:style style:name="T10" style:family="text">
      <style:text-properties fo:color="#000000" fo:font-size="12pt" officeooo:rsid="0025ab2e" style:font-size-asian="12pt" style:font-size-complex="12pt"/>
    </style:style>
    <style:style style:name="T11" style:family="text">
      <style:text-properties fo:color="#000000" fo:font-size="12pt" officeooo:rsid="0025ddb6" style:font-size-asian="12pt" style:font-size-complex="12pt"/>
    </style:style>
    <style:style style:name="T12" style:family="text">
      <style:text-properties fo:color="#000000" fo:font-size="12pt" officeooo:rsid="00284907" style:font-size-asian="12pt" style:font-size-complex="12pt"/>
    </style:style>
    <style:style style:name="T13" style:family="text">
      <style:text-properties fo:color="#000000" fo:font-size="12pt" officeooo:rsid="002a03f4" style:font-size-asian="12pt" style:font-size-complex="12pt"/>
    </style:style>
    <style:style style:name="T14" style:family="text">
      <style:text-properties fo:color="#000000" fo:font-size="12pt" officeooo:rsid="002caa16" style:font-size-asian="12pt" style:font-size-complex="12pt"/>
    </style:style>
    <style:style style:name="T15" style:family="text">
      <style:text-properties fo:color="#000000" fo:font-size="12pt" officeooo:rsid="0030350b" style:font-size-asian="12pt" style:font-size-complex="12pt"/>
    </style:style>
    <style:style style:name="T16" style:family="text">
      <style:text-properties fo:color="#000000" fo:font-size="12pt" officeooo:rsid="0033042d" style:font-size-asian="12pt" style:font-size-complex="12pt"/>
    </style:style>
    <style:style style:name="T17" style:family="text">
      <style:text-properties fo:color="#000000" fo:font-size="12pt" officeooo:rsid="00343f6b" style:font-size-asian="12pt" style:font-size-complex="12pt"/>
    </style:style>
    <style:style style:name="T18" style:family="text">
      <style:text-properties fo:color="#000000" fo:font-size="12pt" officeooo:rsid="003cec03" style:font-size-asian="12pt" style:font-size-complex="12pt"/>
    </style:style>
    <style:style style:name="T19" style:family="text">
      <style:text-properties fo:color="#000000" officeooo:rsid="00290920"/>
    </style:style>
    <style:style style:name="T20" style:family="text">
      <style:text-properties fo:color="#000000" officeooo:rsid="002a03f4"/>
    </style:style>
    <style:style style:name="T21" style:family="text">
      <style:text-properties fo:color="#000000" officeooo:rsid="002b3ab5"/>
    </style:style>
    <style:style style:name="T22" style:family="text">
      <style:text-properties fo:color="#000000" officeooo:rsid="002c89d4"/>
    </style:style>
    <style:style style:name="T23" style:family="text">
      <style:text-properties fo:color="#000000" officeooo:rsid="0036b866"/>
    </style:style>
    <style:style style:name="T24" style:family="text">
      <style:text-properties fo:color="#000000" officeooo:rsid="003d8224"/>
    </style:style>
    <style:style style:name="T25" style:family="text">
      <style:text-properties fo:color="#000000" officeooo:rsid="003efef6"/>
    </style:style>
    <style:style style:name="T26" style:family="text">
      <style:text-properties officeooo:rsid="001d852a"/>
    </style:style>
    <style:style style:name="T27" style:family="text">
      <style:text-properties officeooo:rsid="0028ff7d"/>
    </style:style>
    <style:style style:name="T28" style:family="text">
      <style:text-properties officeooo:rsid="00290920"/>
    </style:style>
    <style:style style:name="T29" style:family="text">
      <style:text-properties officeooo:rsid="002d6760"/>
    </style:style>
    <style:style style:name="T30" style:family="text">
      <style:text-properties officeooo:rsid="002e4c91"/>
    </style:style>
    <style:style style:name="T31" style:family="text">
      <style:text-properties officeooo:rsid="00322a7d"/>
    </style:style>
    <style:style style:name="T32" style:family="text">
      <style:text-properties officeooo:rsid="00329098"/>
    </style:style>
    <style:style style:name="T33" style:family="text">
      <style:text-properties officeooo:rsid="003c8543"/>
    </style:style>
    <style:style style:name="T34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35" style:family="text">
      <style:text-properties officeooo:rsid="004518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627</text:p>
      <text:p text:style-name="P1"/>
      <text:p text:style-name="P2"><text:span text:style-name="T31">S</text:span>ystem devided to <text:span text:style-name="T30">4</text:span> parts <text:span text:style-name="T32">(0630 updated)</text:span></text:p>
      <text:p text:style-name="P3"/>
      <text:p text:style-name="P4">1, <text:span text:style-name="T27">U</text:span>ser interactive ui </text:p>
      <text:p text:style-name="P4"><text:tab/><text:span text:style-name="T7">Client: it self</text:span></text:p>
      <text:p text:style-name="P14"><text:tab/>Server: manual drive engine</text:p>
      <text:p text:style-name="P4"><text:span text:style-name="T7"><text:tab/>Three UI: web a</text:span><text:span text:style-name="T13">pp</text:span><text:span text:style-name="T7">, IOS, android</text:span></text:p>
      <text:p text:style-name="P4"><text:span text:style-name="T7"><text:tab/></text:span><text:span text:style-name="T9">L</text:span><text:span text:style-name="T8">anguage: JS(webpack, nodejs, reactjs and react native), </text:span></text:p>
      <text:p text:style-name="P13"/>
      <text:p text:style-name="P7">2, <text:span text:style-name="T27">A</text:span>uto/<text:span text:style-name="T27">M</text:span>anual drive engine<text:span text:style-name="T26">(Tornado server <text:s/>on raspberry pi3)</text:span></text:p>
      <text:p text:style-name="P3"><text:tab/><text:span text:style-name="T9">Manual</text:span></text:p>
      <text:p text:style-name="P3"><text:span text:style-name="T9"><text:tab/><text:tab/></text:span><text:span text:style-name="T16">Client: UI</text:span></text:p>
      <text:p text:style-name="P3"><text:span text:style-name="T16"><text:tab/><text:tab/>Server</text:span><text:span text:style-name="T17">(host)</text:span><text:span text:style-name="T16">: it self</text:span></text:p>
      <text:p text:style-name="P3"><text:span text:style-name="T6"><text:tab/><text:tab/></text:span><text:span text:style-name="T9">recieve ui command, do action, then response to ui</text:span></text:p>
      <text:p text:style-name="P5"><text:tab/><text:span text:style-name="T9">Auto</text:span></text:p>
      <text:p text:style-name="P16"><text:tab/><text:tab/>Client: <text:s/>ControlCenter</text:p>
      <text:p text:style-name="P15"><text:tab/><text:tab/>Server: <text:span text:style-name="T33">it self</text:span></text:p>
      <text:p text:style-name="P6"><text:span text:style-name="T9"><text:tab/><text:tab/>usage: send image 5 times per second, </text:span><text:span text:style-name="T10">in each request:</text:span></text:p>
      <text:p text:style-name="P6"><text:span text:style-name="T10"><text:tab/><text:tab/><text:tab/><text:tab/><text:tab/>--</text:span><text:span text:style-name="T18">client</text:span><text:span text:style-name="T10"> recieve image </text:span><text:span text:style-name="T11">and </text:span><text:span text:style-name="T10">anal</text:span><text:span text:style-name="T12">y</text:span><text:span text:style-name="T10">sis it</text:span><text:span text:style-name="T9">, </text:span><text:span text:style-name="T10">send back the relitive <text:tab/><text:tab/><text:tab/><text:tab/><text:tab/><text:tab/><text:tab/>action to </text:span><text:span text:style-name="T18">server</text:span><text:span text:style-name="T9">.</text:span></text:p>
      <text:p text:style-name="P6"><text:span text:style-name="T9"><text:tab/><text:tab/><text:tab/><text:tab/><text:tab/>--</text:span><text:span text:style-name="T18">server</text:span><text:span text:style-name="T10"> excute action based on server response.</text:span></text:p>
      <text:p text:style-name="P6"><text:span text:style-name="T10"><text:tab/><text:tab/></text:span><text:span text:style-name="T15">Hardware driver: GPIO</text:span></text:p>
      <text:p text:style-name="P17"/>
      <text:p text:style-name="P4">3, <text:span text:style-name="T28">ControlCenter client(Tornado server on linux machine)</text:span></text:p>
      <text:p text:style-name="P8"/>
      <text:p text:style-name="P11"><text:tab/><text:span text:style-name="T19">Server:</text:span><text:span text:style-name="T4"> </text:span><text:span text:style-name="T24">ControlCenter</text:span></text:p>
      <text:p text:style-name="P11"><text:span text:style-name="T19"><text:tab/></text:span><text:span text:style-name="T20">Client: </text:span><text:span text:style-name="T24">it self</text:span></text:p>
      <text:p text:style-name="P11"><text:span text:style-name="T20"><text:tab/></text:span><text:span text:style-name="T22">Co</text:span><text:span text:style-name="T21">mmunication protocal</text:span><text:span text:style-name="T3">: </text:span><text:span text:style-name="T25">web </text:span><text:span text:style-name="T21">socket</text:span></text:p>
      <text:p text:style-name="P12"><text:span text:style-name="T21"><text:tab/></text:span><text:span text:style-name="T23">TF: used to recognize coming image</text:span></text:p>
      <text:p text:style-name="P18"/>
      <text:p text:style-name="P9">4, <text:span text:style-name="T29">D</text:span>ata <text:span text:style-name="T29">a</text:span>nalysis(db: mongo or mysql; ui: js)</text:p>
      <text:p text:style-name="P9"><text:tab/><text:span text:style-name="T5">Collect </text:span><text:span text:style-name="T14">Auto/Manual drive engine</text:span><text:span text:style-name="T5"> data</text:span></text:p>
      <text:p text:style-name="P19"><text:tab/><text:tab/></text:p>
      <text:p text:style-name="P9"/>
      <text:p text:style-name="P10"/>
      <text:p text:style-name="P1"/>
      <text:p text:style-name="P1">0628</text:p>
      <text:p text:style-name="P1"/>
      <text:p text:style-name="P2">docker ce ubuntu 16 install:</text:p>
      <text:p text:style-name="P1">https://docs.docker.com/engine/installation/linux/docker-ce/ubuntu/</text:p>
      <text:p text:style-name="P1"/>
      <text:p text:style-name="P1">check ubuntu version:</text:p>
      <text:p text:style-name="P1"><text:soft-page-break/>lsb_release -a</text:p>
      <text:p text:style-name="P1"/>
      <text:p text:style-name="P1">install tensorFlow in docker and retrain custom images:</text:p>
      <text:p text:style-name="P1"/>
      <text:p text:style-name="P2"># sudo docker run -it gcr.io/tensorflow/tensorflow:latest-devel</text:p>
      <text:p text:style-name="P1"/>
      <text:p text:style-name="P1"/>
      <text:p text:style-name="P1"><text:span text:style-name="T1">in host:</text:span>(logout docker)</text:p>
      <text:p text:style-name="P1">mkdir <text:span text:style-name="T2">tf</text:span></text:p>
      <text:p text:style-name="P1">mkdir <text:span text:style-name="T2">tf/images</text:span>/apple</text:p>
      <text:p text:style-name="P1">mkdir <text:span text:style-name="T2">tf/images</text:span>/banana</text:p>
      <text:p text:style-name="P1"/>
      <text:p text:style-name="P1">add images to /apple and /banana</text:p>
      <text:p text:style-name="P1"/>
      <text:p text:style-name="P1">log in docker with mounting fruits: <text:span text:style-name="T2">(fruits is generated folder in docker)</text:span></text:p>
      <text:p text:style-name="P27">note: <text:s text:c="2"/>/tf located root path</text:p>
      <text:p text:style-name="P1">#sudo docker run -it -v /tf:/fruits/ gcr.io/tensorflow/tensorflow:latest-devel</text:p>
      <text:p text:style-name="P30"><text:line-break/>for the case of autocar:</text:p>
      <text:p text:style-name="P31">in forlder location :<text:a xlink:type="simple" xlink:href="mailto:dif@dif-OptiPlex-990" text:style-name="Internet_20_link" text:visited-style-name="Visited_20_Internet_20_Link">dif@dif-OptiPlex-990</text:a>:~/dev/auto/ccs$</text:p>
      <text:p text:style-name="P31">run following command:</text:p>
      <text:p text:style-name="P30">#sudo docker run -it -v //home/dif/dev/auto/ccs:/ccs/ gcr.io/tensorflow/tensorflow:latest-devel</text:p>
      <text:p text:style-name="P1"/>
      <text:p text:style-name="P1"/>
      <text:p text:style-name="P2">python tensorflow/examples/image_retraining/retrain.py <text:s/></text:p>
      <text:p text:style-name="P2">--bottleneck_dir=/fruits/bottleneck <text:s/></text:p>
      <text:p text:style-name="P2">--how_many_training_steps 500 <text:s/></text:p>
      <text:p text:style-name="P2">--model_dir=/fruits/inception <text:s/></text:p>
      <text:p text:style-name="P2">--output_graph=/fruits/retrained_graph.pb <text:s/></text:p>
      <text:p text:style-name="P2">--output_labels=/fruits/retrained_labels.txt <text:s/></text:p>
      <text:p text:style-name="P2">--image_dir /fruits/images <text:s/></text:p>
      <text:p text:style-name="P1"/>
      <text:p text:style-name="P1">python runclassify.py /fruits/images/banana/images.jpg</text:p>
      <text:p text:style-name="P1"/>
      <text:p text:style-name="P1"/>
      <text:p text:style-name="P1"><text:a xlink:type="simple" xlink:href="https://www.youtube.com/watch?v=QfNvhPx5Px8" text:style-name="Internet_20_link" text:visited-style-name="Visited_20_Internet_20_Link">https://www.youtube.com/watch?v=QfNvhPx5Px8</text:a></text:p>
      <text:p text:style-name="P1"/>
      <text:p text:style-name="P1"/>
      <text:p text:style-name="P1"/>
      <text:p text:style-name="P2">runclassify.py</text:p>
      <text:p text:style-name="P1"/>
      <text:p text:style-name="P1">import tensorflow as tf</text:p>
      <text:p text:style-name="P1">import sys</text:p>
      <text:p text:style-name="P1"/>
      <text:p text:style-name="P1"># change this as you see fit</text:p>
      <text:p text:style-name="P1">image_path = sys.argv[1]</text:p>
      <text:p text:style-name="P1"/>
      <text:p text:style-name="P1"># Read in the image_data</text:p>
      <text:p text:style-name="P1">image_data = tf.gfile.FastGFile(image_path, 'rb').read()</text:p>
      <text:p text:style-name="P1"><text:soft-page-break/></text:p>
      <text:p text:style-name="P1"/>
      <text:p text:style-name="P1"/>
      <text:p text:style-name="P1"># Loads label file, strips off carriage return</text:p>
      <text:p text:style-name="P1">label_lines = [line.rstrip() for line </text:p>
      <text:p text:style-name="P1"><text:s text:c="19"/>in tf.gfile.GFile("/fruits/retrained_labels.txt")]</text:p>
      <text:p text:style-name="P1"/>
      <text:p text:style-name="P1"># Unpersists graph from file</text:p>
      <text:p text:style-name="P1">with tf.gfile.FastGFile("/fruits/retrained_graph.pb", 'rb') as f:</text:p>
      <text:p text:style-name="P1"><text:s text:c="4"/>graph_def = tf.GraphDef()</text:p>
      <text:p text:style-name="P1"><text:s text:c="4"/>graph_def.ParseFromString(f.read())</text:p>
      <text:p text:style-name="P1"><text:s text:c="4"/>_ = tf.import_graph_def(graph_def, name='')</text:p>
      <text:p text:style-name="P1"/>
      <text:p text:style-name="P1">with tf.Session() as sess:</text:p>
      <text:p text:style-name="P1"><text:s text:c="4"/># Feed the image_data as input to the graph and get first prediction</text:p>
      <text:p text:style-name="P1"><text:s text:c="4"/>softmax_tensor = sess.graph.get_tensor_by_name('final_result:0')</text:p>
      <text:p text:style-name="P1"><text:s text:c="4"/>predictions = sess.run(softmax_tensor, \</text:p>
      <text:p text:style-name="P1"><text:s text:c="17"/>{'DecodeJpeg/contents:0': image_data})</text:p>
      <text:p text:style-name="P1"><text:s text:c="4"/>top_k = predictions[0].argsort()[-len(predictions[0]):][::-1]</text:p>
      <text:p text:style-name="P1"/>
      <text:p text:style-name="P1"><text:s text:c="4"/>for node_id in top_k:</text:p>
      <text:p text:style-name="P1"><text:s text:c="8"/>human_string = label_lines[node_id]</text:p>
      <text:p text:style-name="P1"><text:s text:c="8"/>score = predictions[0][node_id]</text:p>
      <text:p text:style-name="P1"><text:s text:c="8"/>#print (node_id)</text:p>
      <text:p text:style-name="P1"><text:s text:c="8"/>print('%s (score = %.5f)' % (human_string, score))</text:p>
      <text:p text:style-name="P1"/>
      <text:p text:style-name="P1"/>
      <text:p text:style-name="P1"/>
      <text:p text:style-name="P1"/>
      <text:p text:style-name="P1"/>
      <text:p text:style-name="P1"/>
      <text:p text:style-name="P1">validate tensorFlow</text:p>
      <text:p text:style-name="P1"/>
      <text:p text:style-name="P1"/>
      <text:p text:style-name="P1"/>
      <text:p text:style-name="P1"><text:a xlink:type="simple" xlink:href="https://www.tensorflow.org/install/install_linux#ValidateYourInstallation" text:style-name="Internet_20_link" text:visited-style-name="Visited_20_Internet_20_Link">https://www.tensorflow.org/install/install_linux#ValidateYourInstallation</text:a></text:p>
      <text:p text:style-name="P1"/>
      <text:p text:style-name="P20">0701</text:p>
      <text:p text:style-name="P20"/>
      <text:p text:style-name="P21">install pip:</text:p>
      <text:p text:style-name="P21"/>
      <text:p text:style-name="P21">#sudo apt install python-pip</text:p>
      <text:p text:style-name="P21"/>
      <text:p text:style-name="P21">install tornado</text:p>
      <text:p text:style-name="P21"/>
      <text:p text:style-name="P21">#sudo pip install tornado</text:p>
      <text:p text:style-name="P21"/>
      <text:p text:style-name="P22">0702:</text:p>
      <text:p text:style-name="P22"><text:soft-page-break/>read this before start real project:</text:p>
      <text:p text:style-name="P22"/>
      <text:p text:style-name="P22"><text:a xlink:type="simple" xlink:href="https://github.com/tornadoweb/tornado/wiki/Deployment" text:style-name="Internet_20_link" text:visited-style-name="Visited_20_Internet_20_Link">https://github.com/tornadoweb/tornado/wiki/Deployment</text:a></text:p>
      <text:p text:style-name="P22"/>
      <text:p text:style-name="P22"/>
      <text:p text:style-name="P22"/>
      <text:p text:style-name="P23">0703</text:p>
      <text:p text:style-name="P23">websocket server to client based on both python code:</text:p>
      <text:p text:style-name="P23"><text:a xlink:type="simple" xlink:href="http://laht.info/sending-images-over-websockets-in-python-2-7/" text:style-name="Internet_20_link" text:visited-style-name="Visited_20_Internet_20_Link">http://laht.info/sending-images-over-websockets-in-python-2-7/</text:a></text:p>
      <text:p text:style-name="P23"/>
      <text:p text:style-name="P23"/>
      <text:p text:style-name="P23">#sudo pip install Pillow</text:p>
      <text:p text:style-name="P28"><text:span text:style-name="Source_20_Text"><text:span text:style-name="T34">#sudo pip install websocket-client</text:span></text:span></text:p>
      <text:p text:style-name="P23"/>
      <text:p text:style-name="P23"/>
      <text:p text:style-name="P24">0706</text:p>
      <text:p text:style-name="P24">add camera to pi server.</text:p>
      <text:p text:style-name="P24"/>
      <text:p text:style-name="P26">move tf to auto project:</text:p>
      <text:p text:style-name="P26"/>
      <text:p text:style-name="P25">move tf<text:span text:style-name="T35">(tf in root path )</text:span> unit to /home/dif/dev/auto/ccs/</text:p>
      <text:p text:style-name="P25"/>
      <text:p text:style-name="P25">in /home/dif/dev/auto/ccs/, <text:s/>login to docker:</text:p>
      <text:p text:style-name="P25"/>
      <text:p text:style-name="P25">#sudo docker run -it -v //home/dif/dev/auto/ccs/tf:/fruits/ gcr.io/tensorflow/tensorflow:latest-devel</text:p>
      <text:p text:style-name="P25"/>
      <text:p text:style-name="P25">after successful login run:</text:p>
      <text:p text:style-name="P25">#python runclassify.py ./images/apple/images.jpg</text:p>
      <text:p text:style-name="P25"/>
      <text:p text:style-name="P26">setup rc car example:</text:p>
      <text:p text:style-name="P26">https://github.com/adafruit/Adafruit-Motor-HAT-Python-Library/blob/master/examples/Robot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01:00:05.188582858</meta:creation-date>
    <dc:date>2017-07-14T10:21:36.134231166</dc:date>
    <meta:editing-duration>P4DT18H2M7S</meta:editing-duration>
    <meta:editing-cycles>45</meta:editing-cycles>
    <meta:generator>LibreOffice/5.1.6.2$Linux_X86_64 LibreOffice_project/10m0$Build-2</meta:generator>
    <meta:document-statistic meta:table-count="0" meta:image-count="0" meta:object-count="0" meta:page-count="4" meta:paragraph-count="106" meta:word-count="429" meta:character-count="3929" meta:non-whitespace-character-count="3446"/>
  </office:meta>
</office:document-meta>
</file>